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4931in" fo:margin-left="1.316in" fo:margin-right="3.116in" table:align="margins"/>
    </style:style>
    <style:style style:name="Table1.A" style:family="table-column">
      <style:table-column-properties style:column-width="0.6236in" style:rel-column-width="16392*"/>
    </style:style>
    <style:style style:name="Table1.D" style:family="table-column">
      <style:table-column-properties style:column-width="0.6222in" style:rel-column-width="163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Mono" fo:font-style="italic" style:font-style-asian="italic" style:font-style-complex="italic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fo:font-style="italic" style:font-style-asian="italic" style:font-style-complex="italic"/>
    </style:style>
    <style:style style:name="P4" style:family="paragraph" style:parent-style-name="Standard">
      <style:text-properties style:font-name="Liberation Mono" fo:font-style="normal" style:font-style-asian="normal" style:font-style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8" style:family="paragraph" style:parent-style-name="Text_20_body">
      <style:text-properties style:font-name="Liberation Mono"/>
    </style:style>
    <style:style style:name="P9" style:family="paragraph" style:parent-style-name="Text_20_body">
      <style:paragraph-properties fo:text-align="start" style:justify-single-word="false"/>
      <style:text-properties style:font-name="Liberation Mono"/>
    </style:style>
    <style:style style:name="P10" style:family="paragraph" style:parent-style-name="Text_20_body">
      <style:paragraph-properties fo:text-align="center" style:justify-single-word="false"/>
      <style:text-properties style:font-name="Liberation Mono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position="0% 100%" style:font-name="Liberation Mono"/>
    </style:style>
    <style:style style:name="P12" style:family="paragraph" style:parent-style-name="Table_20_Contents">
      <style:text-properties style:font-name="Liberation Mono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style:font-name="FreeMono" style:text-underline-style="none" fo:font-weight="normal" style:font-weight-asian="normal" style:font-weight-complex="normal"/>
    </style:style>
    <style:style style:name="P17" style:family="paragraph" style:parent-style-name="Text_20_body">
      <style:text-properties style:font-name="Liberation Mono" style:text-underline-style="none" fo:font-weight="normal" style:font-weight-asian="normal" style:font-weight-complex="normal"/>
    </style:style>
    <style:style style:name="P18" style:family="paragraph" style:parent-style-name="Text_20_body">
      <style:text-properties style:text-position="0% 100%" style:font-name="Liberation Mono" style:text-underline-style="none" fo:font-weight="normal" style:font-size-asian="10.5pt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position="0% 100%" style:font-name="Liberation Mono" style:text-underline-style="none" fo:font-weight="normal" style:font-size-asian="10.5pt" style:font-weight-asian="normal" style:font-weight-complex="normal"/>
    </style:style>
    <style:style style:name="P20" style:family="paragraph" style:parent-style-name="Standard">
      <style:text-properties style:font-name="FreeMono" fo:font-style="italic" style:font-style-asian="italic" style:font-style-complex="italic"/>
    </style:style>
    <style:style style:name="P21" style:family="paragraph" style:parent-style-name="Standard">
      <style:text-properties style:font-name="Liberation Mono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style:font-name="FreeMono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style:font-size-asian="10.5pt" style:font-weight-asian="normal" style:font-weight-complex="normal"/>
    </style:style>
    <style:style style:name="T7" style:family="text">
      <style:text-properties style:text-underline-style="none" fo:font-weight="bold" style:font-size-asian="10.5pt" style:font-weight-asian="bold" style:font-weight-complex="bold"/>
    </style:style>
    <style:style style:name="T8" style:family="text">
      <style:text-properties style:font-name="Liberation Mono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sub 58%" style:text-underline-style="none" fo:font-weight="normal" style:font-size-asian="10.5pt" style:font-weight-asian="normal" style:font-weight-complex="normal"/>
    </style:style>
    <style:style style:name="T10" style:family="text">
      <style:text-properties style:text-position="0% 100%" style:text-underline-style="none" fo:font-weight="normal" style:font-size-asian="10.5pt" style:font-weight-asian="normal" style:font-weight-complex="normal"/>
    </style:style>
    <style:style style:name="T11" style:family="text">
      <style:text-properties style:text-position="super 58%" style:text-underline-style="none" fo:font-weight="normal" style:font-size-asian="10.5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ructions</text:p>
      <text:p text:style-name="Standard">MIPS</text:p>
      <text:p text:style-name="Standard"/>
      <text:p text:style-name="Standard">Stored Program</text:p>
      <text:p text:style-name="Standard"/>
      <text:p text:style-name="Standard">KNOW:<text:span text:style-name="T1"><text:tab/></text:span><text:bookmark text:name="firstHeading"/><text:span text:style-name="T1">John von Neumann</text:span></text:p>
      <text:p text:style-name="Standard"><text:span text:style-name="T1"><text:tab/><text:tab/></text:span><text:bookmark text:name="firstHeading1"/><text:span text:style-name="T1">Gene Amdahl contributed to the system360 platform.</text:span></text:p>
      <text:p text:style-name="Standard"/>
      <text:p text:style-name="Standard">sum = a[2] + a[6]</text:p>
      <text:p text:style-name="Standard"><text:tab/>$S0 : sum</text:p>
      <text:p text:style-name="Standard"><text:tab/>$S2 : base address a</text:p>
      <text:p text:style-name="Standard"><text:tab/>a <text:s text:c="4"/>: array of ints</text:p>
      <text:p text:style-name="P5"/>
      <text:p text:style-name="P1"><text:tab/><text:tab/>lw $t0, 8($s2)<text:tab/><text:tab/># c($t0) = contents of a[2]</text:p>
      <text:p text:style-name="P1"><text:tab/><text:tab/>lw $t1, 24($s2)<text:tab/># c($t1) = contents of a[6]</text:p>
      <text:p text:style-name="P1"><text:tab/><text:tab/>add $s0, $t0, $t1<text:tab/># sum = a[2] + a[6]</text:p>
      <text:p text:style-name="P2"/>
      <text:p text:style-name="P2"><text:tab/><text:tab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00</text:p>
          </table:table-cell>
          <table:table-cell table:style-name="Table1.A1" office:value-type="string">
            <text:p text:style-name="P12">..</text:p>
          </table:table-cell>
          <table:table-cell table:style-name="Table1.A1" office:value-type="string">
            <text:p text:style-name="P12">00</text:p>
          </table:table-cell>
          <table:table-cell table:style-name="Table1.D1" office:value-type="string">
            <text:p text:style-name="P12">0101</text:p>
          </table:table-cell>
        </table:table-row>
      </table:table>
      <text:p text:style-name="P2"><text:tab/>Big Endian<text:tab/><text:tab/><text:tab/><text:tab/>Little Endian</text:p>
      <text:p text:style-name="P2"/>
      <text:p text:style-name="P2"><text:tab/>MIPS, starts at big endian</text:p>
      <text:p text:style-name="P2"/>
      <text:p text:style-name="P3"/>
      <text:p text:style-name="P1"><text:tab/>a[n] (int array)</text:p>
      <text:p text:style-name="P1"><text:tab/><text:tab/><text:span text:style-name="T4">base of a is $s0</text:span></text:p>
      <text:p text:style-name="P1"><text:tab/><text:tab/><text:tab/><text:span text:style-name="T4">n is in $s2</text:span></text:p>
      <text:p text:style-name="P1"><text:tab/><text:tab/>putc(a[n]) in $s2</text:p>
      <text:p text:style-name="P1"><text:tab/><text:tab/>i++</text:p>
      <text:p text:style-name="P3"/>
      <text:p text:style-name="P3"/>
      <text:p text:style-name="P4">WITH GENERICS</text:p>
      <text:p text:style-name="P3"><text:tab/><text:tab/><text:span text:style-name="T2">lw $t0, addrConst 4($s1)<text:tab/><text:tab/>#t0 is 4</text:span></text:p>
      <text:p text:style-name="P1"><text:tab/><text:tab/>mul $t0, $t0, $s2<text:tab/><text:tab/><text:tab/>#t0 is now 4xn</text:p>
      <text:p text:style-name="P1"><text:tab/><text:tab/>add $t0, $t0, $s0<text:tab/><text:tab/><text:tab/>#t0 is addr of a[n]</text:p>
      <text:p text:style-name="P1"><text:tab/><text:tab/>lw $s2, 0($t0)</text:p>
      <text:p text:style-name="P4"/>
      <text:p text:style-name="P4"/>
      <text:p text:style-name="P4">immediate</text:p>
      <text:p text:style-name="P6"><text:span text:style-name="T8"><text:tab/></text:span><text:span text:style-name="T3">addi $s3, $s3, 4</text:span></text:p>
      <text:p text:style-name="P16"><text:tab/><text:tab/><text:tab/>^<text:tab/>^</text:p>
      <text:p text:style-name="P16"><text:tab/><text:tab/><text:tab/>|<text:tab/>|16 bit number</text:p>
      <text:p text:style-name="P16"><text:tab/><text:tab/><text:tab/>|32 bit number</text:p>
      <text:p text:style-name="P17"><text:tab/><text:tab/>256</text:p>
      <text:p text:style-name="P17"><text:tab/><text:tab/>010</text:p>
      <text:p text:style-name="P17"><text:soft-page-break/><text:tab/><text:tab/>___</text:p>
      <text:p text:style-name="P17"><text:tab/>int</text:p>
      <text:p text:style-name="P17">nos<text:tab/>positional numbering system</text:p>
      <text:p text:style-name="P17"><text:tab/>4 digit number base 10 decimal</text:p>
      <text:p text:style-name="P8"><text:span text:style-name="T5">n – d</text:span><text:span text:style-name="T9">3</text:span><text:span text:style-name="T10">xbase</text:span><text:span text:style-name="T11">3</text:span><text:span text:style-name="T10"> + d</text:span><text:span text:style-name="T9">1</text:span><text:span text:style-name="T10">xbase + d</text:span><text:span text:style-name="T9">0</text:span></text:p>
      <text:p text:style-name="P18"><text:tab/>10 2 4<text:tab/><text:tab/>4do</text:p>
      <text:p text:style-name="P18"><text:tab/><text:tab/><text:tab/><text:tab/>20</text:p>
      <text:p text:style-name="P18"><text:tab/><text:tab/><text:tab/><text:tab/>0</text:p>
      <text:p text:style-name="P18"><text:tab/><text:tab/><text:tab/><text:tab/>1000</text:p>
      <text:p text:style-name="P18"><text:tab/><text:tab/><text:tab/><text:tab/>____</text:p>
      <text:p text:style-name="P18">bit</text:p>
      <text:p text:style-name="P8"><text:span text:style-name="T10">n2<text:tab/>b</text:span><text:span text:style-name="T9">3</text:span><text:span text:style-name="T10">*2</text:span><text:span text:style-name="T11">3 </text:span><text:span text:style-name="T10">+ b</text:span><text:span text:style-name="T9">2</text:span><text:span text:style-name="T10">*2</text:span><text:span text:style-name="T11">2</text:span><text:span text:style-name="T10"> + b</text:span><text:span text:style-name="T9">1</text:span><text:span text:style-name="T10">*2 + b</text:span><text:span text:style-name="T9">0</text:span></text:p>
      <text:p text:style-name="P9"/>
      <text:p text:style-name="P10">NUMERIC CONVERSIONS</text:p>
      <text:p text:style-name="P11"><text:span text:style-name="T6"><text:s/></text:span><text:span text:style-name="T7"><text:s text:c="2"/>Typical(x10)<text:tab/>Binary(x2)<text:tab/> <text:s text:c="3"/>Octal(x8)<text:tab/> <text:s text:c="3"/>Hexidecimal(x16)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  <table:table-cell table:style-name="Table2.D1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2</text:p>
          </table:table-cell>
          <table:table-cell table:style-name="Table2.D2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4">3</text:p>
          </table:table-cell>
          <table:table-cell table:style-name="Table2.D2" office:value-type="string">
            <text:p text:style-name="P15">3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4">100</text:p>
          </table:table-cell>
          <table:table-cell table:style-name="Table2.A2" office:value-type="string">
            <text:p text:style-name="P14">4</text:p>
          </table:table-cell>
          <table:table-cell table:style-name="Table2.D2" office:value-type="string">
            <text:p text:style-name="P15">4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4">101</text:p>
          </table:table-cell>
          <table:table-cell table:style-name="Table2.A2" office:value-type="string">
            <text:p text:style-name="P14">5</text:p>
          </table:table-cell>
          <table:table-cell table:style-name="Table2.D2" office:value-type="string">
            <text:p text:style-name="P15">5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4">110</text:p>
          </table:table-cell>
          <table:table-cell table:style-name="Table2.A2" office:value-type="string">
            <text:p text:style-name="P14">6</text:p>
          </table:table-cell>
          <table:table-cell table:style-name="Table2.D2" office:value-type="string">
            <text:p text:style-name="P15">6</text:p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4">111</text:p>
          </table:table-cell>
          <table:table-cell table:style-name="Table2.A2" office:value-type="string">
            <text:p text:style-name="P14">7</text:p>
          </table:table-cell>
          <table:table-cell table:style-name="Table2.D2" office:value-type="string">
            <text:p text:style-name="P15">7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14">1000</text:p>
          </table:table-cell>
          <table:table-cell table:style-name="Table2.A2" office:value-type="string">
            <text:p text:style-name="P14">10</text:p>
          </table:table-cell>
          <table:table-cell table:style-name="Table2.D2" office:value-type="string">
            <text:p text:style-name="P15">8</text:p>
          </table:table-cell>
        </table:table-row>
        <table:table-row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4">1001</text:p>
          </table:table-cell>
          <table:table-cell table:style-name="Table2.A2" office:value-type="string">
            <text:p text:style-name="P14">11</text:p>
          </table:table-cell>
          <table:table-cell table:style-name="Table2.D2" office:value-type="string">
            <text:p text:style-name="P15">9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4">1010</text:p>
          </table:table-cell>
          <table:table-cell table:style-name="Table2.A2" office:value-type="string">
            <text:p text:style-name="P14">12</text:p>
          </table:table-cell>
          <table:table-cell table:style-name="Table2.D2" office:value-type="string">
            <text:p text:style-name="P15">a</text:p>
          </table:table-cell>
        </table:table-row>
        <table:table-row>
          <table:table-cell table:style-name="Table2.A2" office:value-type="string">
            <text:p text:style-name="P13">11</text:p>
          </table:table-cell>
          <table:table-cell table:style-name="Table2.A2" office:value-type="string">
            <text:p text:style-name="P14">1011</text:p>
          </table:table-cell>
          <table:table-cell table:style-name="Table2.A2" office:value-type="string">
            <text:p text:style-name="P14">13</text:p>
          </table:table-cell>
          <table:table-cell table:style-name="Table2.D2" office:value-type="string">
            <text:p text:style-name="P15">b</text:p>
          </table:table-cell>
        </table:table-row>
        <table:table-row>
          <table:table-cell table:style-name="Table2.A2" office:value-type="string">
            <text:p text:style-name="P13">12</text:p>
          </table:table-cell>
          <table:table-cell table:style-name="Table2.A2" office:value-type="string">
            <text:p text:style-name="P14">1100</text:p>
          </table:table-cell>
          <table:table-cell table:style-name="Table2.A2" office:value-type="string">
            <text:p text:style-name="P14">14</text:p>
          </table:table-cell>
          <table:table-cell table:style-name="Table2.D2" office:value-type="string">
            <text:p text:style-name="P15">c</text:p>
          </table:table-cell>
        </table:table-row>
        <table:table-row>
          <table:table-cell table:style-name="Table2.A2" office:value-type="string">
            <text:p text:style-name="P13">13</text:p>
          </table:table-cell>
          <table:table-cell table:style-name="Table2.A2" office:value-type="string">
            <text:p text:style-name="P14">1101</text:p>
          </table:table-cell>
          <table:table-cell table:style-name="Table2.A2" office:value-type="string">
            <text:p text:style-name="P14">15</text:p>
          </table:table-cell>
          <table:table-cell table:style-name="Table2.D2" office:value-type="string">
            <text:p text:style-name="P15">d</text:p>
          </table:table-cell>
        </table:table-row>
        <table:table-row>
          <table:table-cell table:style-name="Table2.A2" office:value-type="string">
            <text:p text:style-name="P13">14</text:p>
          </table:table-cell>
          <table:table-cell table:style-name="Table2.A2" office:value-type="string">
            <text:p text:style-name="P14">1110</text:p>
          </table:table-cell>
          <table:table-cell table:style-name="Table2.A2" office:value-type="string">
            <text:p text:style-name="P14">16</text:p>
          </table:table-cell>
          <table:table-cell table:style-name="Table2.D2" office:value-type="string">
            <text:p text:style-name="P15">e</text:p>
          </table:table-cell>
        </table:table-row>
        <table:table-row>
          <table:table-cell table:style-name="Table2.A2" office:value-type="string">
            <text:p text:style-name="P13">15</text:p>
          </table:table-cell>
          <table:table-cell table:style-name="Table2.A2" office:value-type="string">
            <text:p text:style-name="P14">1111</text:p>
          </table:table-cell>
          <table:table-cell table:style-name="Table2.A2" office:value-type="string">
            <text:p text:style-name="P14">17</text:p>
          </table:table-cell>
          <table:table-cell table:style-name="Table2.D2" office:value-type="string">
            <text:p text:style-name="P15">f</text:p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A2" office:value-type="string">
            <text:p text:style-name="P14">10000</text:p>
          </table:table-cell>
          <table:table-cell table:style-name="Table2.A2" office:value-type="string">
            <text:p text:style-name="P14">20</text:p>
          </table:table-cell>
          <table:table-cell table:style-name="Table2.D2" office:value-type="string">
            <text:p text:style-name="P15">10</text:p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>Integers</text:p>
      <text:p text:style-name="P19"><text:tab/>sign magnitude notation</text:p>
      <text:p text:style-name="P19"><text:tab/>1(-)</text:p>
      <text:p text:style-name="P19"><text:tab/>1(+)<text:tab/><text:tab/>1011</text:p>
      <text:p text:style-name="P19"><text:tab/><text:tab/>zero 00000<text:tab/>(-)0</text:p>
      <text:p text:style-name="P19"><text:tab/>also<text:tab/>zero<text:tab/>10000<text:tab/>(+)0</text:p>
      <text:p text:style-name="P19"/>
      <text:p text:style-name="P19">Twos compliment numbers</text:p>
      <text:p text:style-name="P19"><text:tab/>01011<text:tab/>(+11)</text:p>
      <text:p text:style-name="P19"><text:tab/> <text:s text:c="2"/>+1</text:p>
      <text:p text:style-name="P19"><text:tab/>_____</text:p>
      <text:p text:style-name="P19"><text:tab/>10101<text:tab/>(-11)</text:p>
      <text:p text:style-name="P19"/>
      <text:p text:style-name="P19">Compliment = flip the bit.</text:p>
      <text:p text:style-name="P19"/>
      <text:p text:style-name="P19">What is <text:s/>-5<text:tab/>+5 = 00101</text:p>
      <text:p text:style-name="P19"><text:tab/><text:tab/><text:tab/><text:tab/>11010</text:p>
      <text:p text:style-name="P19"><text:tab/><text:tab/><text:tab/><text:tab/> <text:s text:c="2"/>+1</text:p>
      <text:p text:style-name="P19"><text:tab/><text:tab/><text:tab/><text:tab/>_____</text:p>
      <text:p text:style-name="P19"><text:tab/><text:tab/><text:tab/><text:tab/>11011 = (-)5</text:p>
      <text:p text:style-name="P19"/>
      <text:p text:style-name="P19"/>
      <text:p text:style-name="P19"><text:tab/><text:tab/>-3 = 11101<text:tab/><text:tab/>5+3 in (x2)<text:tab/>5-3 in (x2)</text:p>
      <text:p text:style-name="P19"><text:tab/><text:tab/><text:tab/>00010<text:tab/><text:tab/>00101<text:tab/><text:tab/>00101</text:p>
      <text:p text:style-name="P19"><text:tab/><text:tab/><text:tab/> <text:s text:c="2"/>+1<text:tab/><text:tab/>00011<text:tab/><text:tab/>11101</text:p>
      <text:p text:style-name="P19"><text:tab/><text:tab/><text:tab/>_____<text:tab/><text:tab/>_____<text:tab/><text:tab/>_____</text:p>
      <text:p text:style-name="P19"><text:tab/><text:tab/><text:tab/>00011 = 3<text:tab/><text:tab/>01000 (7)<text:tab/><text:tab/>00010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092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27T09:39:32</meta:creation-date>
    <dc:date>2011-11-01T10:42:21</dc:date>
    <dc:creator>Braden Licastro</dc:creator>
    <meta:editing-duration>PT01H07M56S</meta:editing-duration>
    <meta:editing-cycles>12</meta:editing-cycles>
    <meta:generator>OpenOffice.org/3.2$Linux OpenOffice.org_project/320m12$Build-9483</meta:generator>
    <meta:document-statistic meta:table-count="2" meta:image-count="0" meta:object-count="0" meta:page-count="3" meta:paragraph-count="141" meta:word-count="313" meta:character-count="1428"/>
  </office:meta>
</office:document-meta>
</file>